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1"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8.39999961853027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9.60000038146973pt" fo:language="ca" fo:country="ES" fo:font-style="normal" style:text-underline-style="none" fo:font-weight="normal" style:text-blinking="false" fo:background-color="transparent" style:font-size-asian="10.5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2pt" fo:language="ca" fo:country="ES" style:text-underline-style="none"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1" fo:font-size="12pt" fo:language="ca" fo:country="ES" style:text-underline-style="none" style:text-blinking="false" fo:background-color="#ffffff"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1" fo:font-size="12pt" fo:language="ca" fo:country="ES" style:text-underline-style="none" officeooo:paragraph-rsid="00184514" style:text-blinking="false" fo:background-color="#ffffff" style:font-size-asian="12pt" style:font-size-complex="12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1" fo:font-size="12pt" fo:language="ca" fo:country="ES" style:text-underline-style="none" officeooo:rsid="001985f3" officeooo:paragraph-rsid="001985f3" style:text-blinking="false" fo:background-color="#ffffff" style:font-size-asian="12pt" style:font-size-complex="12pt"/>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1" fo:font-size="12pt" fo:language="ca" fo:country="ES" fo:font-style="normal" style:text-underline-style="none" fo:font-weight="normal"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style:font-name="Times New Roman1" fo:font-size="12pt" fo:language="ca" fo:country="ES" style:font-size-asian="12pt" style:font-size-complex="12pt"/>
    </style:style>
    <style:style style:name="P1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1" fo:font-size="12pt" fo:language="ca" fo:country="ES" fo:font-style="normal" style:text-underline-style="none" fo:font-weight="normal"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1"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 fo:font-size="8.39999961853027pt" fo:language="ca" fo:country="ES" fo:font-style="normal" style:text-underline-style="none" fo:font-weight="normal" style:text-blinking="false" fo:background-color="transparent" style:font-size-asian="10.5pt"/>
    </style:style>
    <style:style style:name="P16"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 fo:font-size="9.60000038146973pt" fo:language="ca" fo:country="ES" fo:font-style="normal" style:text-underline-style="none" fo:font-weight="normal" style:text-blinking="false" fo:background-color="transparent" style:font-size-asian="10.5pt"/>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fo:font-weight="normal" officeooo:rsid="001d9a66"/>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1" style:family="text">
      <style:text-properties officeooo:rsid="00195c95"/>
    </style:style>
    <style:style style:name="T12" style:family="text">
      <style:text-properties officeooo:rsid="001a2441"/>
    </style:style>
    <style:style style:name="T13" style:family="text">
      <style:text-properties officeooo:rsid="001b8e9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text:bookmark text:name="docs-internal-guid-4b70d02a-79fd-7983-6d7e-8ffb889df9b6"/>Zoper</text:p>
      <text:p text:style-name="P3">Un joc que activarà la teva ment i el teus reflexos</text:p>
      <text:p text:style-name="P4">Treball de final de carrera (TFC)</text:p>
      <text:p text:style-name="P4">Nom: Ismael Gonzàlez Burgos</text:p>
      <text:p text:style-name="P4"/>
      <text:p text:style-name="P15"/>
      <text:p text:style-name="P5">Index</text:p>
      <text:p text:style-name="P5"/>
      <text:p text:style-name="P16"/>
      <text:p text:style-name="P6">Disseny del joc</text:p>
      <text:p text:style-name="P6"/>
      <text:p text:style-name="P7"><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7"><text:span text:style-name="T1"/></text:p>
      <text:p text:style-name="P7"><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7"><text:span text:style-name="T1"/></text:p>
      <text:p text:style-name="P7"><text:span text:style-name="T1"/></text:p>
      <text:p text:style-name="P6"><text:span text:style-name="T13">Historia i regles del j</text:span>oc</text:p>
      <text:p text:style-name="P6"/>
      <text:p text:style-name="P6"><text:s text:c="3"/><text:span text:style-name="T13">La historia del joc és ben senzilla, ja que només hem d'evitar que les fitxes arribin al centre o es 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7"><text:span text:style-name="T1"><text:s text:c="3"/>La pantalla principal del joc incorpora un taulell amb un taulell mes petit a l’interior. Aquest taulell intern es per on es podrà moure el jugador.</text:span></text:p>
      <text:p text:style-name="P7"><text:span text:style-name="T1"/></text:p>
      <text:p text:style-name="P6">Regles del joc</text:p>
      <text:p text:style-name="P6"/>
      <text:p text:style-name="P7"><text:span text:style-name="T1"><text:s text:c="3"/>Explicarem aquí, de manera general, com funciona el joc i quines son les seves regles.</text:span></text:p>
      <text:p text:style-name="P7"><text:span text:style-name="T1"/></text:p>
      <text:p text:style-name="P7"><text:span text:style-name="T1"><text:s text:c="3"/>Comencem amb el tauler buit a excepció de e es troba al centre del taulell. La fitxa es pot moure per aquest quadrat central amb llibertat.</text:span></text:p>
      <text:p text:style-name="P7"><text:span text:style-name="T1"/></text:p>
      <text:p text:style-name="P7"><text:span text:style-name="T1"><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span></text:p>
      <text:p text:style-name="P7"><text:span text:style-name="T1"/></text:p>
      <text:p text:style-name="P7"><text:span text:style-name="T1"><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text:span><text:soft-page-break/><text:span text:style-name="T1">vagin.</text:span></text:p>
      <text:p text:style-name="P1"/>
      <text:p text:style-name="P7"><text:span text:style-name="T1"><text:s text:c="3"/>Podem veure doncs, que l’objectiu del joc és aguantar el màxim de temps possible, esborrant  les fitxers del taulell el més ràpid possible.</text:span></text:p>
      <text:p text:style-name="P7"><text:span text:style-name="T1"/></text:p>
      <text:p text:style-name="P7"><text:span text:style-name="T1"/></text:p>
      <text:p text:style-name="P6">Moviment del jugador pel taulell</text:p>
      <text:p text:style-name="P6"/>
      <text:p text:style-name="P7"><text:span text:style-name="T1"><text:s text:c="3"/>El jugador controla la fitxa que es mou al centre quadrat central del taulell. No pot sortir d’aquest quadrat excepte quan el jugador llenci la fitxa cap a un grup enemic.</text:span></text:p>
      <text:p text:style-name="P7"><text:span text:style-name="T1"/></text:p>
      <text:p text:style-name="P7"><text:span text:style-name="T1"><text:s text:c="3"/>La fitxa del jugador es controlada mitjançant cinc tecles. Quatre son tecles de direcció i una es la tecla per a disparar la fitxa contra els enemics.</text:span></text:p>
      <text:p text:style-name="P7"><text:span text:style-name="T1"/></text:p>
      <text:p text:style-name="P7"><text:span text:style-name="T1"/></text:p>
      <text:p text:style-name="P6">Moviment de la resta de fitxes pel taulell</text:p>
      <text:p text:style-name="P6"/>
      <text:p text:style-name="P7"><text:span text:style-name="T1"><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span></text:p>
      <text:p text:style-name="P7"><text:span text:style-name="T1"/></text:p>
      <text:p text:style-name="P7"><text:span text:style-name="T1"/></text:p>
      <text:p text:style-name="P6">Eliminant fitxes del taulell</text:p>
      <text:p text:style-name="P6"/>
      <text:p text:style-name="P7"><text:span text:style-name="T1"><text:s text:c="3"/>Per poder avançar en el joc, hem d’anar eliminant fitxes el mes ràpidament que podem a mesura que vagin apareixent.</text:span></text:p>
      <text:p text:style-name="P7"><text:span text:style-name="T1"/></text:p>
      <text:p text:style-name="P7"><text:span text:style-name="T1"><text:s text:c="3"/>Per a poder eliminar les fitxes hem d’impactar amb la fitxa del jugador amb una (o un grup) que tinguin el mateix color.</text:span></text:p>
      <text:p text:style-name="P1"/>
      <text:p text:style-name="P7"><text:span text:style-name="T1"><text:s text:c="3"/>Les fitxes s’esborraran del tauler seguint la lògica següent:</text:span></text:p>
      <text:p text:style-name="P12"><text:span text:style-name="T8"/></text:p>
      <text:p text:style-name="P12"><text:span text:style-name="T9"><text:s text:c="3"/>Es comprovarà la primera fitxa que es trobi la fitxa del jugador. Si son del mateix tipus (color i forma) </text:span><text:span text:style-name="T10">passarà a ser una casella buida i comprovarà la següent en direcció contraria al centre del taulell.</text:span></text:p>
      <text:p text:style-name="P1"><text:soft-page-break/></text:p>
      <text:p text:style-name="P8">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8">  <text:span text:style-name="T1">Si la fitxa del jugador arriba al final per un costat, a dalt o a baix tornarà al tauler central sense canviar de tipus i havent esborrat totes les fitxes de la fila o columna.</text:span></text:p>
      <text:p text:style-name="P1"/>
      <text:p text:style-name="P8">  <text:span text:style-name="T1">Quantes més fitxes s’esborrin d’una tacada (amb un sol moviment/llançament) més punts pujaran al marcador.</text:span></text:p>
      <text:p text:style-name="P1"/>
      <text:p text:style-name="P11">Modes de joc i dificultat</text:p>
      <text:p text:style-name="P1"/>
      <text:p text:style-name="P8">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8">  <text:span text:style-name="T1">Tornant als modes bàsics del joc:</text:span></text:p>
      <text:p text:style-name="P1"/>
      <text:list xml:id="list6685893368463204040" text:style-name="L1">
        <text:list-item>
          <text:p text:style-name="P13">Mode nivell: En aquest mode jugarem per nivells, és a dir cada cop que completem un nivell, el tauler e buidarà i passarem a jugar el següent nivell, o les fitxes avançaran més ràpidament.</text:p>
        </text:list-item>
        <text:list-item>
          <text:p text:style-name="P13">Mode continu: Aquí també tindrem nivells, però al passar d’un a l’altre el taulell no s’esborrarà.</text:p>
        </text:list-item>
      </text:list>
      <text:p text:style-name="P1"/>
      <text:p text:style-name="P8">  <text:span text:style-name="T1">També podrem establir al començament del joc la dificultat/velocitat inicial.</text:span></text:p>
      <text:p text:style-name="P8"><text:span text:style-name="T1"/></text:p>
      <text:p text:style-name="P8"><text:span text:style-name="T1"><text:s text:c="3"/></text:span><text:span text:style-name="T6">Personatges</text:span></text:p>
      <text:p text:style-name="P8"><text:span text:style-name="T6"/></text:p>
      <text:p text:style-name="P8"><text:span text:style-name="T6"><text:s text:c="3"/>Com es evident, en aquest joc no tindrem cap personatge humà o humanoide. Aquí les protagonistes son les fitxes o, com es deien al joc original «zoops». Amb únicament dos tipus bàsics, el jugador i els enemics que intenten arribar al centre.</text:span></text:p>
      <text:p text:style-name="P8"><text:span text:style-name="T6"/></text:p>
      <text:p text:style-name="P8"><text:span text:style-name="T6"><text:s text:c="3"/></text:span><text:span text:style-name="T7">Gràfics i sons</text:span></text:p>
      <text:p text:style-name="P8"><text:span text:style-name="T7"/></text:p>
      <text:p text:style-name="P8"><text:soft-page-break/><text:span text:style-name="T7"><text:s text:c="3"/>Donat que es tracta d'un joc senzill no es necessitarà una gran quantitat de recursos multimèdia. De fet, intentaré fer-los jo tot sol.</text:span></text:p>
      <text:p text:style-name="P8"><text:span text:style-name="T7"/></text:p>
      <text:p text:style-name="P8"><text:span text:style-name="T7"><text:s text:c="3"/>El gràfics que pugin ser necessaris es generaran mitjançant codi o bé s'utilitzarà alguna web de recursos lliures.</text:span></text:p>
      <text:p text:style-name="P8"><text:span text:style-name="T7"/></text:p>
      <text:p text:style-name="P8"><text:span text:style-name="T7"><text:s text:c="3"/>Respecte els sons i la música, estic pensant entre utilitzar els recursos lliures també o extreure els sons del joc original.</text:span></text:p>
      <text:p text:style-name="P1"/>
      <text:p text:style-name="P14">Materials i eines</text:p>
      <text:p text:style-name="P1"/>
      <text:p text:style-name="P8">  <text:span text:style-name="T1">Per a desenvolupar aquest </text:span><text:span text:style-name="T2">projecte, utilitzarem, en principi les següents eines, que poden canviar o incrementar-se durant l'execució del projecte:</text:span></text:p>
      <text:p text:style-name="P8"><text:span text:style-name="T2"/></text:p>
      <text:p text:style-name="P8"><text:span text:style-name="T2"><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span></text:p>
      <text:p text:style-name="P8"><text:span text:style-name="T2"/></text:p>
      <text:p text:style-name="P8"><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8"><text:span text:style-name="T4"/></text:p>
      <text:p text:style-name="P10"><text:a xlink:type="simple" xlink:href="http://www.sfml-dev.org/" text:style-name="Internet_20_link" text:visited-style-name="Visited_20_Internet_20_Link"><text:span text:style-name="T1">http://www.sfml-dev.org/</text:span></text:a></text:p>
      <text:p text:style-name="P10"><text:span text:style-name="T4"/></text:p>
      <text:p text:style-name="P10"><text:span text:style-name="T1"><text:s text:c="3"/>Utilitzarem la versió actual que és la 2.3.2 però podria ser actualitzada durant el desenvolupament del projecte.</text:span></text:p>
      <text:p text:style-name="P8"><text:span text:style-name="T2"/></text:p>
      <text:p text:style-name="P8"><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8"><text:span text:style-name="T3"/></text:p>
      <text:p text:style-name="P9"><text:span text:style-name="T3"><text:s text:c="3"/></text:span><text:a xlink:type="simple" xlink:href="https://github.com/LeDYoM/Zoper" text:style-name="Internet_20_link" text:visited-style-name="Visited_20_Internet_20_Link"><text:span text:style-name="T3">https://github.com/LeDYoM/Zoper</text:span></text:a></text:p>
      <text:p text:style-name="P1"><text:line-break/> <text:s text:c="2"/><text:span text:style-name="T12">en aquest repositori s'allotjà tot el codi font del programa. Encara està per decidir si també s'allotjaran recursos i <text:s/>gràfics.</text:span></text:p>
      <text:p text:style-name="P1"/>
      <text:p text:style-name="P1"><text:s text:c="3"/>- <text:span text:style-name="T11">Webs de gràfics, fonts i músiques lliures: Depenent de les necessitats multimèdia que trobi durant el desenvolupament del projecte diferents web de recursos gratuïts per a jocs seran utilitzades. Quines seran exactament s'explicitarà més enda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5-10-18T21:16:01.720000000</dc:date>
    <meta:editing-duration>PT10H53M29S</meta:editing-duration>
    <meta:editing-cycles>9</meta:editing-cycles>
    <meta:generator>LibreOffice/5.0.2.2$Windows_x86 LibreOffice_project/37b43f919e4de5eeaca9b9755ed688758a8251fe</meta:generator>
    <meta:document-statistic meta:table-count="0" meta:image-count="0" meta:object-count="0" meta:page-count="7" meta:paragraph-count="52" meta:word-count="1234" meta:character-count="7219" meta:non-whitespace-character-count="5935"/>
  </office:meta>
</office:document-meta>
</file>